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8">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indent="-0.25in" style:auto-text-indent="false"/>
    </style:style>
    <style:style style:name="P32" style:family="paragraph" style:parent-style-name="Standard" style:list-style-name="WWNum6">
      <style:paragraph-properties fo:margin-left="0.5in" fo:margin-right="0in" fo:margin-top="0in" fo:margin-bottom="0in" loext:contextual-spacing="false"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text-indent="-0.25in" style:auto-text-indent="false"/>
    </style:style>
    <style:style style:name="P35" style:family="paragraph" style:parent-style-name="Standard" style:list-style-name="WWNum8">
      <style:paragraph-properties fo:margin-left="0.5in" fo:margin-right="0in" fo:margin-top="0in" fo:margin-bottom="0in" loext:contextual-spacing="false" fo:text-indent="-0.25in" style:auto-text-indent="false"/>
    </style:style>
    <style:style style:name="P36" style:family="paragraph" style:parent-style-name="Standard" style:list-style-name="WWNum5">
      <style:paragraph-properties fo:margin-left="0.5in" fo:margin-right="0in" fo:margin-top="0in" fo:margin-bottom="0in" loext:contextual-spacing="false" fo:text-indent="-0.25in" style:auto-text-indent="false"/>
    </style:style>
    <style:style style:name="P37" style:family="paragraph" style:parent-style-name="Standard" style:list-style-name="WWNum3">
      <style:paragraph-properties fo:margin-left="0.5in" fo:margin-right="0in" fo:margin-top="0in" fo:margin-bottom="0.0429in" loext:contextual-spacing="false" fo:text-indent="-0.25in" style:auto-text-indent="false"/>
    </style:style>
    <style:style style:name="P38" style:family="paragraph" style:parent-style-name="Standard" style:list-style-name="WWNum6">
      <style:paragraph-properties fo:margin-left="0.5in" fo:margin-right="0in" fo:margin-top="0in" fo:margin-bottom="0.0429in" loext:contextual-spacing="false" fo:text-indent="-0.25in" style:auto-text-indent="false"/>
    </style:style>
    <style:style style:name="P39" style:family="paragraph" style:parent-style-name="Standard" style:list-style-name="WWNum4">
      <style:paragraph-properties fo:margin-left="0.5in" fo:margin-right="0in" fo:margin-top="0in" fo:margin-bottom="0.0429in" loext:contextual-spacing="false" fo:text-indent="-0.25in" style:auto-text-indent="false"/>
    </style:style>
    <style:style style:name="P40" style:family="paragraph" style:parent-style-name="Standard" style:list-style-name="WWNum8">
      <style:paragraph-properties fo:margin-left="0.5in" fo:margin-right="0in" fo:margin-top="0in" fo:margin-bottom="0.0429in" loext:contextual-spacing="false" fo:text-indent="-0.25in" style:auto-text-indent="false"/>
    </style:style>
    <style:style style:name="P41" style:family="paragraph" style:parent-style-name="Standard" style:list-style-name="WWNum5">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1in" fo:margin-right="0in" fo:margin-top="0in" fo:margin-bottom="0in" loext:contextual-spacing="false" fo:text-indent="-0.25in" style:auto-text-indent="false"/>
    </style:style>
    <style:style style:name="P43" style:family="paragraph" style:parent-style-name="Standard" style:list-style-name="WWNum3">
      <style:paragraph-properties fo:margin-left="1in" fo:margin-right="0in" fo:margin-top="0in" fo:margin-bottom="0in" loext:contextual-spacing="false" fo:text-indent="-0.25in" style:auto-text-indent="false"/>
    </style:style>
    <style:style style:name="P44" style:family="paragraph" style:parent-style-name="Standard" style:list-style-name="WWNum2">
      <style:paragraph-properties fo:margin-left="1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0429in" loext:contextual-spacing="false" fo:text-indent="-0.25in" style:auto-text-indent="false"/>
    </style:style>
    <style:style style:name="P46" style:family="paragraph" style:parent-style-name="Heading_20_1" style:list-style-name="WWNum7"/>
    <style:style style:name="P47" style:family="paragraph" style:parent-style-name="Heading_20_1" style:list-style-name="WWNum7">
      <style:paragraph-properties fo:break-before="auto" fo:break-after="auto"/>
    </style:style>
    <style:style style:name="P4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Aplicaciones Ofimáticas (Office Applications)</text:span><text:span text:style-name="T2"><text:line-break/></text:span><text:span text:style-name="T3">UD 05. Actividades evaluabl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4.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3</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a2aug6xu8ilu" text:style-name="Index_20_Link" text:visited-style-name="Index_20_Link"><text:span text:style-name="T18">3. Actividad 01</text:span></text:a><text:span text:style-name="T18"><text:tab/>3</text:span></text:p>
          <text:p text:style-name="P14"><text:a xlink:type="simple" xlink:href="#_35op057qha0x" text:style-name="Index_20_Link" text:visited-style-name="Index_20_Link"><text:span text:style-name="T18">4. Actividad 02</text:span></text:a><text:span text:style-name="T18"><text:tab/>4</text:span></text:p>
          <text:p text:style-name="P14"><text:a xlink:type="simple" xlink:href="#_z7gej7nf2tc2" text:style-name="Index_20_Link" text:visited-style-name="Index_20_Link"><text:span text:style-name="T18">5. Actividad 03 (English)</text:span></text:a><text:span text:style-name="T18"><text:tab/>5</text:span></text:p>
          <text:p text:style-name="P15"><text:a xlink:type="simple" xlink:href="#_i1n29gou6z38" text:style-name="Index_20_Link" text:visited-style-name="Index_20_Link"><text:span text:style-name="T18">6. Actividad 04</text:span></text:a><text:span text:style-name="T18"><text:tab/>5</text:span></text:p>
        </text:index-body>
      </text:table-of-content>
      <text:p text:style-name="P16"/>
      <text:p text:style-name="P16"/>
      <text:p text:style-name="P16"/>
      <text:p text:style-name="P18"/>
      <text:p text:style-name="P18"/>
      <text:p text:style-name="P18"/>
      <text:p text:style-name="P19"/>
      <text:p text:style-name="P19"/>
      <text:p text:style-name="P18"/>
      <text:p text:style-name="P18"/>
      <text:p text:style-name="P18"/>
      <text:p text:style-name="P18"/>
      <text:p text:style-name="P18"/>
      <text:p text:style-name="P20"><text:span text:style-name="T15">UD05. Actividades evaluables 01</text:span></text:p>
      <text:list xml:id="list2490425386" text:style-name="WWNum7">
        <text:list-item>
          <text:p text:style-name="P47"><text:bookmark text:name="_dbh0n1vac4c8"/>Fecha de entrega</text:p>
        </text:list-item>
      </text:list>
      <text:p text:style-name="Standard"><text:span text:style-name="T10">Fecha límite de entrega: </text:span><text:span text:style-name="T19">Jueves 3 de noviem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33633419069791" text:continue-numbering="true" text:style-name="WWNum7">
        <text:list-item>
          <text:p text:style-name="P47"><text:bookmark text:name="_9maybllx2a09"/><text:soft-page-break/>Observaciones previas a la realización de tareas evaluables</text:p>
        </text:list-item>
      </text:list>
      <text:list xml:id="list3546278016" text:style-name="WWNum3">
        <text:list-item>
          <text:p text:style-name="P25">Salvo excepciones que lo indique en cada actividad, deberás generar un único documento para todo el boletín y en ese documento incluir la respuesta a cada actividad.</text:p>
        </text:list-item>
      </text:list>
      <text:list xml:id="list2863779271" text:style-name="WWNum1">
        <text:list-item>
          <text:list>
            <text:list-item>
              <text:p text:style-name="P42">Si para la entrega se requiere entregar varios ficheros, entrégalos comprimido en un único fichero con extensión “.zip”.</text:p>
            </text:list-item>
          </text:list>
        </text:list-item>
      </text:list>
      <text:list xml:id="list33632701944770" text:continue-list="list3546278016" text:style-name="WWNum3">
        <text:list-item>
          <text:p text:style-name="P31">Cuando se entreguen documentos, estos deben tener una buena presentación. Aunque el documento a entregar sea pequeño, debe tener portada, índice, cabecera, pie de página (con número de página), además de ser coherente en estilo.</text:p>
          <text:list>
            <text:list-item>
              <text:p text:style-name="P43">El índice solo será necesario si el documento (sin contar portada) ocupa más de una página y tiene más de un apartado. </text:p>
            </text:list-item>
          </text:list>
        </text:list-item>
        <text:list-item>
          <text:p text:style-name="P37">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3633357817338" text:continue-list="list33633419069791" text:style-name="WWNum7">
        <text:list-item>
          <text:p text:style-name="P46"><text:bookmark text:name="_a2aug6xu8ilu"/>Actividad 01</text:p>
        </text:list-item>
      </text:list>
      <text:p text:style-name="Standard">Realiza un documento con Microsoft Word 365 que muestre un ejemplo de uso de elementos de Microsoft Word 365, seguidos de uno o dos párrafos explicándolos. Pueden ayudarte para esta tarea tanto los tutoriales recomendados de la unidad como los trucos de TikTok proporcionados.</text:p>
      <text:p text:style-name="Standard">Los elementos son:</text:p>
      <text:list xml:id="list175651014" text:style-name="WWNum6">
        <text:list-item>
          <text:p text:style-name="P26">Viñetas de los tipos puntos y numeradas. Estas viñetas deben incluir subniveles.</text:p>
        </text:list-item>
        <text:list-item>
          <text:p text:style-name="P32">Cursiva.</text:p>
        </text:list-item>
        <text:list-item>
          <text:p text:style-name="P32">Negrita/Subrayado/Tachado.</text:p>
        </text:list-item>
        <text:list-item>
          <text:p text:style-name="P32">Enlaces.</text:p>
        </text:list-item>
        <text:list-item>
          <text:p text:style-name="P32">Sangría.</text:p>
        </text:list-item>
        <text:list-item>
          <text:p text:style-name="P32">Imágenes.</text:p>
        </text:list-item>
        <text:list-item>
          <text:p text:style-name="P32">Cuadros de Texto.</text:p>
        </text:list-item>
        <text:list-item>
          <text:p text:style-name="P32">Alineado el texto del título de forma “centrada”.</text:p>
        </text:list-item>
        <text:list-item>
          <text:p text:style-name="P32">Alineado el texto de los contenidos de forma “justificada”.</text:p>
        </text:list-item>
        <text:list-item>
          <text:p text:style-name="P32">Estilos.</text:p>
        </text:list-item>
        <text:list-item>
          <text:p text:style-name="P32">Encabezado.</text:p>
        </text:list-item>
        <text:list-item>
          <text:p text:style-name="P32">Pie de página.</text:p>
        </text:list-item>
        <text:list-item>
          <text:p text:style-name="P38">Números de página.</text:p>
        </text:list-item>
      </text:list>
      <text:p text:style-name="P11"><text:span text:style-name="T9"><text:s/>📕 </text:span><text:span text:style-name="T10">A entregar: <text:s/></text:span>entregar el documento generado y además enseñar en persona al profesorado el documento para que dé una calificación de apto.</text:p>
      <text:list xml:id="list33632044109400" text:continue-list="list33633357817338" text:style-name="WWNum7">
        <text:list-item>
          <text:p text:style-name="P46"><text:bookmark text:name="_35op057qha0x"/>Actividad 02</text:p>
        </text:list-item>
      </text:list>
      <text:p text:style-name="Standard">Para esta actividad vamos a crear una revista digital utilizando Microsoft Word 365. Dejamos la temática libre siempre que sea algo legal, respetuoso con compañeros y con la gente en general.</text:p>
      <text:p text:style-name="Standard"><text:soft-page-break/>No vamos a hacer la revista entera, solo las partes indicadas.</text:p>
      <text:p text:style-name="Standard">Para facilitar la creación, se adjunta en el aula virtual videos con trucos recopilados de TikTok que facilitan crear la revista.</text:p>
      <text:p text:style-name="Standard">Si no se te ocurre ninguna idea, te damos algunas:</text:p>
      <text:list xml:id="list1237538359" text:style-name="WWNum4">
        <text:list-item>
          <text:p text:style-name="P27">Revistas sobre algún deporte que te guste.</text:p>
        </text:list-item>
        <text:list-item>
          <text:p text:style-name="P33">Revista sobre videojuegos (o sobre algún videojuego en concreto).</text:p>
        </text:list-item>
        <text:list-item>
          <text:p text:style-name="P33">Revistas sobre comics/manga que te gusten.</text:p>
        </text:list-item>
        <text:list-item>
          <text:p text:style-name="P39">Revista sobre novedades tecnológicas o algún tutorial tecnológico.</text:p>
        </text:list-item>
      </text:list>
      <text:p text:style-name="Standard">La revista tendrá los siguientes elementos:</text:p>
      <text:list xml:id="list2686243045" text:style-name="WWNum2">
        <text:list-item>
          <text:p text:style-name="P28"><text:span text:style-name="T10">Portada</text:span>: debe ser bonita, atractiva y descriptiva. Debe contener el nombre de la revista, el nombre del autor y no contener número de página. Te recomiendo usar <text:span text:style-name="T10">los trucos 01 y 02 de TikTok</text:span> para hacer la portada.</text:p>
          <text:list>
            <text:list-item>
              <text:p text:style-name="P44">En la versión escritorio podéis usar <text:span text:style-name="T10">el truco 03 de TikTok</text:span> para guardar la portada como “plantilla de portada” (no es necesario hacerlo para la entrega).</text:p>
            </text:list-item>
          </text:list>
        </text:list-item>
        <text:list-item>
          <text:p text:style-name="P34"><text:span text:style-name="T10">Índice, encabezado y pie de página</text:span>: en la siguiente página a la portada se debe crear un índice automático de la revista. A partir de esta página, todas las páginas deben llevar encabezado y pie de página. Estos dos deben ser bonitos. En el encabezado debe estar el nombre del alumno y de la revista. En el pie de página simplemente el número de página.</text:p>
          <text:list>
            <text:list-item>
              <text:p text:style-name="P44">Te recomiendo <text:span text:style-name="T10">los trucos 04 y 05 de TikTok</text:span> para hacer el índice.</text:p>
            </text:list-item>
            <text:list-item>
              <text:p text:style-name="P44">Te recomiendo usar <text:span text:style-name="T10">los trucos 06, 07 y 08 de TikTok</text:span> para poner encabezado y pie de página.</text:p>
            </text:list-item>
          </text:list>
        </text:list-item>
        <text:list-item>
          <text:p text:style-name="P34"><text:span text:style-name="T10">Artículos de opinión: </text:span>la primera página de la revista en sí, debe contener mínimo dos artículos de opinión. Antes de comenzar, el artículo debe haber una imagen de quien es el autor del artículo de opinión y un texto que sea el título de artículo hecho de forma que resalte (jugando con tamaños, tipografía, negrita, etc.). El texto debe estar en alineación “Justificada”.</text:p>
          <text:list>
            <text:list-item>
              <text:p text:style-name="P44">¿No sabes como es un artículo de opinión a varias columnas? Prueba a hacer búsquedas en Google similares a “artículo opinión doble columna” para poder ver referencias de como debe quedar.</text:p>
            </text:list-item>
            <text:list-item>
              <text:p text:style-name="P44">Podéis inventarios el texto del artículo sacándolo de alguno que os guste o generándolo con webs tipo <text:a xlink:type="simple" xlink:href="https://www.blindtextgenerator.com/es" text:style-name="ListLabel_20_64" text:visited-style-name="ListLabel_20_64"><text:span text:style-name="T21">https://www.blindtextgenerator.com/es</text:span></text:a></text:p>
            </text:list-item>
            <text:list-item>
              <text:p text:style-name="P44">Te recomiendo<text:span text:style-name="T10"> los trucos 09 y 10 de TikTok </text:span>para crear el título.</text:p>
            </text:list-item>
            <text:list-item>
              <text:p text:style-name="P44">Te recomiendo <text:span text:style-name="T10">los trucos 11 y 12 de TikTok</text:span> para insertar la imagen.</text:p>
            </text:list-item>
            <text:list-item>
              <text:p text:style-name="P44">En la versión de escritorio, puedes crear textos multi-columna usando <text:span text:style-name="T10">los trucos 13 y 14 de TikTok</text:span>.</text:p>
            </text:list-item>
          </text:list>
        </text:list-item>
        <text:list-item>
          <text:p text:style-name="P34"><text:span text:style-name="T10">Noticia: </text:span>la segunda página puede ser una noticia. <text:span text:style-name="T10">Utiliza un estilo diferente al usado en los artículos de opinión. </text:span>Esta página debe tener imágenes, texto multi-columna y viñetas.</text:p>
          <text:list>
            <text:list-item>
              <text:p text:style-name="P44">Te recomiendo <text:span text:style-name="T10">los trucos 15, 16 y 17 de TikTok</text:span> para crear el texto multi-columna</text:p>
            </text:list-item>
          </text:list>
        </text:list-item>
        <text:list-item>
          <text:p text:style-name="P34"><text:span text:style-name="T10">Contraportada</text:span>: debe ser bonita, atractiva y descriptiva. No debe contener encabezado ni pie de página. Debe también tener el precio en código de barras y QR.</text:p>
          <text:list>
            <text:list-item>
              <text:p text:style-name="P44">Para la versión en la nube, simplemente utilizará algún generador online (buscando “generador QR” y/o generador código de barras”) impórtalo como imagen.</text:p>
            </text:list-item>
            <text:list-item>
              <text:p text:style-name="P45">En la versión de escritorio puedes usar <text:span text:style-name="T10">los trucos 18 y 19 de TikTok</text:span> para generar el código de barras y QR.</text:p>
            </text:list-item>
          </text:list>
        </text:list-item>
      </text:list>
      <text:p text:style-name="P11"><text:span text:style-name="T9"><text:s/>📕 </text:span><text:span text:style-name="T10">A entregar: </text:span>documento con la revista.</text:p>
      <text:list xml:id="list33633000602989" text:continue-list="list33632044109400" text:style-name="WWNum7">
        <text:list-item>
          <text:p text:style-name="P46"><text:bookmark text:name="_z7gej7nf2tc2"/>Actividad 03 (English)</text:p>
        </text:list-item>
      </text:list>
      <text:p text:style-name="Standard"><text:soft-page-break/>Realiza con Microsoft Word 365 una “Cheat Sheet” atractiva, en formato apaisado, resumiendo los elementos descritos en el apartado anterior e indicando qué <text:span text:style-name="T19">atajos de teclado</text:span> existen para los elementos indicando en la actividad anterior.<text:span text:style-name="T19"> La “Cheat Sheet” debe realizarse en inglés.</text:span></text:p>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text:p>
      <text:list xml:id="list33632461899928" text:continue-numbering="true" text:style-name="WWNum7">
        <text:list-item>
          <text:p text:style-name="P46"><text:bookmark text:name="_i1n29gou6z38"/>Actividad 04</text:p>
        </text:list-item>
      </text:list>
      <text:p text:style-name="Standard">Realiza un documento con Microsoft Word 365 preparado como plantilla para realizar trabajos en el ciclo formativo, con textos de ejemplo de contenidos básicos.</text:p>
      <text:p text:style-name="Standard">La entrega debe tener:</text:p>
      <text:list xml:id="list2252755138" text:style-name="WWNum8">
        <text:list-item>
          <text:p text:style-name="P29">Portada bonita con nombre y fecha. Se debe guardar como plantilla de portada </text:p>
        </text:list-item>
        <text:list-item>
          <text:p text:style-name="P35">Número de unidad a la que pertenece el trabajo hecho con un campo (variable). Este número se mostrará en portada junto a la fecha.</text:p>
        </text:list-item>
        <text:list-item>
          <text:p text:style-name="P35">Índice generado a partir de estilos aplicados para puntos principales y sub puntos.</text:p>
        </text:list-item>
        <text:list-item>
          <text:p text:style-name="P35">Números de página a partir de la segunda página.</text:p>
        </text:list-item>
        <text:list-item>
          <text:p text:style-name="P35">Cabecera y pie de página a partir de la segunda página.</text:p>
        </text:list-item>
        <text:list-item>
          <text:p text:style-name="P35">Estilo específico para definir el texto normal.</text:p>
        </text:list-item>
        <text:list-item>
          <text:p text:style-name="P35">Estilo específico para definir los puntos principales.</text:p>
        </text:list-item>
        <text:list-item>
          <text:p text:style-name="P40">Estilo específico para definir los sub-puntos.</text:p>
        </text:list-item>
      </text:list>
      <text:p text:style-name="Standard">Además, en los ejemplos de contenido, se debe mostrar:</text:p>
      <text:list xml:id="list2171701820" text:style-name="WWNum5">
        <text:list-item>
          <text:p text:style-name="P30">Estilos anteriormente nombrados, aplicados a los ejemplos.</text:p>
        </text:list-item>
        <text:list-item>
          <text:p text:style-name="P36">Viñetas de los tipos puntos y numeradas. Estas viñetas deben incluir subniveles.</text:p>
        </text:list-item>
        <text:list-item>
          <text:p text:style-name="P36">Negrita.</text:p>
        </text:list-item>
        <text:list-item>
          <text:p text:style-name="P36">Cursiva.</text:p>
        </text:list-item>
        <text:list-item>
          <text:p text:style-name="P36">Subrayado.</text:p>
        </text:list-item>
        <text:list-item>
          <text:p text:style-name="P36">Tachado.</text:p>
        </text:list-item>
        <text:list-item>
          <text:p text:style-name="P36">Enlaces.</text:p>
        </text:list-item>
        <text:list-item>
          <text:p text:style-name="P36">Imágenes.</text:p>
        </text:list-item>
        <text:list-item>
          <text:p text:style-name="P36">Cuadros de Texto.</text:p>
        </text:list-item>
        <text:list-item>
          <text:p text:style-name="P36">Alineado el texto del título de forma “centrada”.</text:p>
        </text:list-item>
        <text:list-item>
          <text:p text:style-name="P41">Alineado el texto de los contenidos de forma “justificada”.</text:p>
        </text:list-item>
      </text:list>
      <text:p text:style-name="P11"><text:span text:style-name="T9"><text:s/>📕 </text:span><text:span text:style-name="T10">A entregar: </text:span>entregar el documento generado y enseñar en persona al profesorado el documento generado para que dé una calificación de apto.</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5. Actividades evaluables 01</text:span></text:p>
      </style:header>
      <style:footer>
        <text:p text:style-name="MP4"><text:span text:style-name="MT1">Aplicaciones Ofimáticas (Office Applications)<text:tab/><text:tab/>UD05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5" meta:word-count="1342" meta:character-count="7927" meta:non-whitespace-character-count="6735"/>
    <meta:generator>LibreOfficeDev/6.0.5.2$Linux_X86_64 LibreOffice_project/</meta:generator>
  </office:meta>
</office:document-meta>
</file>